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56b6d" officeooo:paragraph-rsid="00080781" style:font-size-asian="14pt" style:font-weight-asian="bold" style:font-size-complex="14pt" style:font-weight-complex="bold"/>
    </style:style>
    <style:style style:name="P2" style:family="paragraph" style:parent-style-name="Standard">
      <style:text-properties officeooo:rsid="00156b6d" officeooo:paragraph-rsid="00080781"/>
    </style:style>
    <style:style style:name="P3" style:family="paragraph" style:parent-style-name="Standard">
      <style:paragraph-properties fo:text-align="center" style:justify-single-word="false"/>
      <style:text-properties fo:font-size="12pt" fo:font-weight="normal" officeooo:rsid="00156b6d" officeooo:paragraph-rsid="00080781"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bold" officeooo:rsid="0008c5b4" officeooo:paragraph-rsid="0008c5b4"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size="12pt" fo:font-weight="normal" officeooo:rsid="00080781" officeooo:paragraph-rsid="00080781"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08c5b4" officeooo:paragraph-rsid="0008c5b4"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0bd35e" officeooo:paragraph-rsid="000bd35e"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bold" officeooo:rsid="00156b6d" officeooo:paragraph-rsid="0011bd1a" style:font-size-asian="12pt" style:font-weight-asian="bold" style:font-size-complex="12pt" style:font-weight-complex="bold"/>
    </style:style>
    <style:style style:name="T1" style:family="text">
      <style:text-properties officeooo:rsid="00080781"/>
    </style:style>
    <style:style style:name="T2" style:family="text">
      <style:text-properties fo:font-weight="normal" style:font-weight-asian="normal" style:font-weight-complex="normal"/>
    </style:style>
    <style:style style:name="T3" style:family="text">
      <style:text-properties fo:font-weight="normal" officeooo:rsid="00080781" style:font-weight-asian="normal" style:font-weight-complex="normal"/>
    </style:style>
    <style:style style:name="T4" style:family="text">
      <style:text-properties fo:font-weight="normal" officeooo:rsid="0008c5b4" style:font-weight-asian="normal" style:font-weight-complex="normal"/>
    </style:style>
    <style:style style:name="T5" style:family="text">
      <style:text-properties fo:font-weight="normal" officeooo:rsid="000aa0a4" style:font-weight-asian="normal" style:font-weight-complex="normal"/>
    </style:style>
    <style:style style:name="T6" style:family="text">
      <style:text-properties fo:font-weight="normal" officeooo:rsid="001033f8" style:font-weight-asian="normal" style:font-weight-complex="normal"/>
    </style:style>
    <style:style style:name="T7" style:family="text">
      <style:text-properties fo:font-weight="normal" officeooo:rsid="0011bd1a" style:font-weight-asian="normal" style:font-weight-complex="normal"/>
    </style:style>
    <style:style style:name="T8" style:family="text">
      <style:text-properties officeooo:rsid="000c815c"/>
    </style:style>
    <style:style style:name="T9" style:family="text">
      <style:text-properties officeooo:rsid="000e788f"/>
    </style:style>
    <style:style style:name="T10" style:family="text">
      <style:text-properties officeooo:rsid="00131b5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niversidade Federal de Santa Catarina</text:p>
      <text:p text:style-name="P2">Disciplina: Paradigmas de Programação</text:p>
      <text:p text:style-name="P2">Aluno: Gustavo Fukushima de Salles – 21250090</text:p>
      <text:p text:style-name="P2"/>
      <text:p text:style-name="P2"/>
      <text:p text:style-name="P1">Relatório do Trabalho <text:span text:style-name="T1">3</text:span></text:p>
      <text:p text:style-name="P3"/>
      <text:p text:style-name="P3"/>
      <text:p text:style-name="P8"><text:span text:style-name="T2">Este trabalho visou modelar e desenvolver um resolvedor para tabuleiros do jogo </text:span><text:span text:style-name="T3">greater-than sudoku, uma variação do sudoku na qual, além de preencher as células de um tabuleiro 9x9 com valores numéricos tais que não haja repetição na linha, na coluna e na região 3x3 às quais uma célula pertence, há símbolos de maior (&gt;) e menor (&lt;) entre células vizinhas em cada grupo; os valores inseridos devem obedecer a essas inequações.</text:span></text:p>
      <text:p text:style-name="P8"><text:span text:style-name="T3"/></text:p>
      <text:p text:style-name="P8"><text:span text:style-name="T7">O código foi baseado no resolvedor de sudoku disponível na </text:span><text:a xlink:type="simple" xlink:href="https://www.swi-prolog.org/pldoc/man?section=clpfd-sudoku" text:style-name="Internet_20_link" text:visited-style-name="Visited_20_Internet_20_Link"><text:span text:style-name="T7">documentação oficial da biblioteca clp(fd)</text:span></text:a><text:span text:style-name="T7">, com restrições adicionais envolvendo inequações. </text:span><text:span text:style-name="T6">Sob sugestão do professor, foram utilizados os valores “0” e “1” para representar os símbolos de menor e maior, respectivamente.</text:span><text:span text:style-name="T3"> </text:span><text:span text:style-name="T4">As entradas foram determinadas previamente, </text:span><text:span text:style-name="T6">com base em </text:span><text:a xlink:type="simple" xlink:href="https://www.janko.at/Raetsel/Sudoku/Vergleich/index.htm" text:style-name="Internet_20_link" text:visited-style-name="Visited_20_Internet_20_Link"><text:span text:style-name="T6">tabuleiros feitos por Otto Janko</text:span></text:a><text:span text:style-name="T6">,</text:span><text:span text:style-name="T4"> para facilitar a execução. </text:span><text:span text:style-name="T7"><text:s/>Para escrever e testar o algoritmo, usou-se o SWI-Prolog e o Visual Studio Code.</text:span></text:p>
      <text:p text:style-name="P5"/>
      <text:p text:style-name="P4"><text:span text:style-name="T3">A </text:span><text:span text:style-name="T2">programação de restrições é adequada para a resolução de jogos de tabuleiro, uma vez que as regras podem ser facilmente expressadas como predicados em códigos significativamente mais compactos que os algoritmos feitos nos trabalhos anteriores, por exemplo. Boa parte disso se deve ao fato do Prolog já possuir uma implementação própria de backtracking, ao contrário das linguagens de outros paradigmas. Porém, por causa disso, o programador acaba tendo menos controle sobre o processo de resolução, e assim, é necessário verificar se </text:span><text:span text:style-name="T5">as restrições foram modeladas corretamente.</text:span></text:p>
      <text:p text:style-name="P6"/>
      <text:p text:style-name="P7">De fato, essa falta de controle foi um problema, pois o programa teve resultados inesperados, retornando “false” em vez de solucionar os tabuleiros, apesar de todos os predicados serem testados independentemente sem erros. <text:span text:style-name="T8">Havia usos incorretos do predicado “append” sobre as listas de comparadores, porém o erro persistiu mesmo após a remoção das </text:span><text:span text:style-name="T9">linhas correspondentes. Utilizando “portray_clause” no predicado “blocks”, percebe-se que o sistema preenche no máximo alguns espaços </text:span><text:span text:style-name="T10">nas primeiras linhas</text:span><text:span text:style-name="T9"> antes de retornar “false”. </text:span><text:span text:style-name="T10">Mesmo com o auxílio do debug e de consultas a sites como Stack Overflow, não foi possível resolver o err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6T19:39:55.519533732</meta:creation-date>
    <dc:date>2022-12-10T10:19:51.924645593</dc:date>
    <meta:editing-duration>PT15M26S</meta:editing-duration>
    <meta:editing-cycles>5</meta:editing-cycles>
    <meta:generator>LibreOffice/7.3.7.2$Linux_X86_64 LibreOffice_project/30$Build-2</meta:generator>
    <meta:document-statistic meta:table-count="0" meta:image-count="0" meta:object-count="0" meta:page-count="1" meta:paragraph-count="8" meta:word-count="345" meta:character-count="2265" meta:non-whitespace-character-count="1926"/>
  </office:meta>
</office:document-meta>
</file>